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isAndTargetSelectionOnlyPointcutsTests.thisAsInterfaceAndTargetAsClassCounter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Tests.targetAsClassDo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isAndTargetSelectionOnlyPointcutsTests.targetAsInterfac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Tests.thisAsInterfac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sAndTargetSelectionOnlyPointcutsTests.thisAsClass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isAndTargetSelectionOnlyPointcutsTests.thisAsClassAndTargetAsClassCounter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Tests.thisAsInterfaceAndTargetAsInterfaceCounter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